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2.157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1.73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table-cell-properties style:text-align-source="fix" style:repeat-content="false" fo:wrap-option="wrap"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93</text:p>
          </table:table-cell>
          <table:table-cell office:value-type="string">
            <text:p>公文・はじめてのおけいこ</text:p>
            <text:p>短い縦の線を何度も引いて鉛筆に慣れていきます。真っすぐ奇麗な線を書けるようにしていきたいですね。ここからいよいよ「書く」領域にも足を踏み入れるわけですか。今後どんな勉強が待っているか、楽しみですねー。</text:p>
          </table:table-cell>
          <table:table-cell office:value-type="string">
            <text:p>日本将棋連盟「将棋の基礎知識」</text:p>
            <text:p>王手と詰み</text:p>
          </table:table-cell>
          <table:table-cell office:value-type="string">
            <text:p>将棋タウン「将棋幼稚園」</text:p>
            <text:p>といったところで、日本将棋連盟のコンテンツは、これでおしまい。次のコンテンツへ進みます。今度は「将棋タウン」というwebページ。将棋のルールやマナー、将棋界や上達法について勉強していきます。</text:p>
          </table:table-cell>
          <table:table-cell office:value-type="string">
            <text:p>練習局面課題演習　AI将棋２００４　接待員　１周目　第１問</text:p>
            <text:p>０．０００１０％　－４０８５　５７級　たまご</text:p>
            <text:p>コンテンツ終わらせたのにレーティング上げてなかった。これで将棋学習の下地の下地は作った感じになりましたね。ここからは本格的に学習！！！・・・・の前に、まずはこの下地の下地をより強固なものにしていくために、各種入門書で徹底的に入門事項を反復学習していきます。</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94</text:p>
          </table:table-cell>
          <table:table-cell table:style-name="ce1" office:value-type="string">
            <text:p>公文・はじめてのおけいこ</text:p>
            <text:p>今回は少し長めの縦の線の練習です。まずは縦からスタートなんですねー。</text:p>
            <text:p>サンタクロースが煙突から家へ入るイメージで。</text:p>
          </table:table-cell>
          <table:table-cell table:style-name="ce1" office:value-type="string">
            <text:p>日本将棋連盟「将棋の基礎知識」</text:p>
            <text:p>反則について</text:p>
          </table:table-cell>
          <table:table-cell table:style-name="ce1" office:value-type="string">
            <text:p>将棋タウン「将棋幼稚園」将棋入門</text:p>
            <text:p>まずはルールの学習から。駒の動かし方から基本的なルールを学習していこう。</text:p>
          </table:table-cell>
          <table:table-cell table:style-name="ce1" office:value-type="string">
            <text:p>練習局面課題演習　AI将棋優勝記念版　接待員　１周目　第１問</text:p>
            <text:p>０．０００１０％　－４０８５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3</text:p>
          </table:table-cell>
          <table:table-cell table:style-name="ce1" office:value-type="string">
            <text:p>95</text:p>
          </table:table-cell>
          <table:table-cell office:value-type="string">
            <text:p>公文・はじめてのおけいこ</text:p>
            <text:p>少し長めの縦線の練習。いろいろな絵も出てきました。</text:p>
          </table:table-cell>
          <table:table-cell office:value-type="string">
            <text:p>日本将棋連盟「将棋の基礎知識」</text:p>
            <text:p>実際に指してみる方法。平手と駒落ち。</text:p>
          </table:table-cell>
          <table:table-cell office:value-type="string">
            <text:p>将棋タウン「将棋幼稚園」将棋入門</text:p>
            <text:p>将棋というゲーム。駒数が多く、動きを覚えるのが大変そうな将棋。しかし、動き方と決着のつき方が分かれば将棋を楽しむことができる！</text:p>
          </table:table-cell>
          <table:table-cell office:value-type="string">
            <text:p>練習局面課題演習　AI将棋１２　接待員　１周目　第１問</text:p>
            <text:p>０．０００１０％　－４０８５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4</text:p>
          </table:table-cell>
          <table:table-cell table:style-name="ce1" office:value-type="string">
            <text:p>96</text:p>
          </table:table-cell>
          <table:table-cell table:style-name="ce1" office:value-type="string">
            <text:p>公文・はじめてのおけいこ</text:p>
            <text:p>プール。今度は縦にかなり長い線を引く練習です。まずは文字や数字を書き記していったり絵を描いたりするための筆記用具の使い方の練習という感じですね。</text:p>
          </table:table-cell>
          <table:table-cell table:style-name="ce1" office:value-type="string">
            <text:p>日本将棋連盟「将棋の基礎知識」</text:p>
            <text:p>プロ棋界</text:p>
          </table:table-cell>
          <table:table-cell table:style-name="ce1" office:value-type="string">
            <text:p>将棋タウン「将棋幼稚園」将棋入門</text:p>
            <text:p>将棋は盤と４０枚の駒を使って二人で行うゲーム。</text:p>
          </table:table-cell>
          <table:table-cell table:style-name="ce1" office:value-type="string">
            <text:p>練習局面課題演習　激指１５　指導対局　１１級　香川愛生　１周目　第１問</text:p>
            <text:p>０．０００１１％　－４０８５　５７級　たまご</text:p>
            <text:p>１コメのコンテンツが終了して次のコンテンツに進みました。まずはルール周りから色々将棋の特性を考察していきたいと思います。将来の高度な研究に備えて将棋も学問も初歩の初歩から学習していきます。</text:p>
          </table:table-cell>
          <table:table-cell table:style-name="ce1" table:number-columns-repeated="17"/>
          <table:table-cell table:number-columns-repeated="1000"/>
        </table:table-row>
        <table:table-row table:style-name="ro4">
          <table:table-cell table:style-name="ce1"/>
          <table:table-cell table:style-name="ce1" office:value-type="string">
            <text:p>5</text:p>
          </table:table-cell>
          <table:table-cell table:style-name="ce1" office:value-type="string">
            <text:p>97</text:p>
          </table:table-cell>
          <table:table-cell table:style-name="ce1" office:value-type="string">
            <text:p>公文・はじめてのおけいこ</text:p>
            <text:p>長い縦の直線を何本も引く練習を行いました。これで縦の直線はバッチリ。</text:p>
          </table:table-cell>
          <table:table-cell table:style-name="ce1" office:value-type="string">
            <text:p>日本将棋連盟「将棋の基礎知識」</text:p>
            <text:p>女流棋界</text:p>
          </table:table-cell>
          <table:table-cell table:style-name="ce1" office:value-type="string">
            <text:p>将棋タウン「将棋幼稚園」将棋入門</text:p>
            <text:p>先手が手前、後手が奥。交互に１手ずつ指し手を進めて相手の玉を先に捕まえた人が勝ち。</text:p>
          </table:table-cell>
          <table:table-cell table:style-name="ce1" office:value-type="string">
            <text:p>練習局面課題演習　金沢将棋３００　レベル２　１周目　第１問</text:p>
            <text:p>０．０００１１％　－４０８５　５７級　たまご</text:p>
            <text:p>ここでは、将棋に慣れる事にプラスして各種ソフトの操作方法にもしっかり習熟していきたいです。</text:p>
          </table:table-cell>
          <table:table-cell table:style-name="ce1" table:number-columns-repeated="17"/>
          <table:table-cell table:number-columns-repeated="1000"/>
        </table:table-row>
        <table:table-row table:style-name="ro4">
          <table:table-cell table:style-name="ce1"/>
          <table:table-cell table:style-name="ce1" office:value-type="string">
            <text:p>6</text:p>
          </table:table-cell>
          <table:table-cell table:style-name="ce1" office:value-type="string">
            <text:p>98</text:p>
          </table:table-cell>
          <table:table-cell table:style-name="ce1" office:value-type="string">
            <text:p>公文・はじめてのおけいこ</text:p>
            <text:p>縦に線を書く練習をしたので、次は横に線を書く練習。最初は短めの線を書いていきます。縦線よりも横線の方が書くの難しいですね。</text:p>
          </table:table-cell>
          <table:table-cell table:style-name="ce1" office:value-type="string">
            <text:p>日本将棋連盟「将棋の基礎知識」</text:p>
            <text:p>アマチュア大会</text:p>
          </table:table-cell>
          <table:table-cell table:style-name="ce1" office:value-type="string">
            <text:p>将棋タウン「将棋幼稚園」将棋入門</text:p>
            <text:p>駒には玉将・飛車・角行・金将・銀将・桂馬・香車・歩兵の８種類がある。</text:p>
          </table:table-cell>
          <table:table-cell table:style-name="ce1" office:value-type="string">
            <text:p>練習局面課題演習　金沢将棋３００　レベル３　１周目　第１問</text:p>
            <text:p>０．０００１１％　－４０８５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7</text:p>
          </table:table-cell>
          <table:table-cell table:style-name="ce1" office:value-type="string">
            <text:p>99</text:p>
          </table:table-cell>
          <table:table-cell table:style-name="ce1" office:value-type="string">
            <text:p>公文・はじめてのおけいこ</text:p>
            <text:p>線を横にたくさん引く練習。テーブルのスペースが狭くて教材が広げられないという・・・・・・。</text:p>
          </table:table-cell>
          <table:table-cell table:style-name="ce1" office:value-type="string">
            <text:p>日本将棋連盟「将棋の基礎知識」</text:p>
            <text:p>段級</text:p>
          </table:table-cell>
          <table:table-cell table:style-name="ce1" office:value-type="string">
            <text:p>将棋タウン「将棋幼稚園」将棋入門</text:p>
            <text:p>将棋を指す人の間では駒の名前は略称で呼ばれることが多い。</text:p>
            <text:p>玉・飛・角・金・銀・桂・香・歩</text:p>
          </table:table-cell>
          <table:table-cell table:style-name="ce1" office:value-type="string">
            <text:p>練習局面課題演習　やねうら王　Ｓ１１級　１周目　第１問</text:p>
            <text:p>０．０００１１％　－４０８５　５７級　たまご</text:p>
            <text:p>最強市販ソフト「将棋神やねうら王」の登場です。１１級から十二段・将棋神まで、多彩なレベルで練習できるのも魅力。色々なソフトと対戦して隙の無い力を作っていきたい。</text:p>
          </table:table-cell>
          <table:table-cell table:style-name="ce1" table:number-columns-repeated="17"/>
          <table:table-cell table:number-columns-repeated="1000"/>
        </table:table-row>
        <table:table-row table:style-name="ro4">
          <table:table-cell table:style-name="ce1"/>
          <table:table-cell table:style-name="ce1" office:value-type="string">
            <text:p>8</text:p>
          </table:table-cell>
          <table:table-cell table:style-name="ce1" office:value-type="string">
            <text:p>100</text:p>
          </table:table-cell>
          <table:table-cell office:value-type="string">
            <text:p>公文・はじめてのおけいこ</text:p>
            <text:p>横に少し長めの線を引く練習。運動会の風景。絵も楽しみながら線を書く練習をしていこう。</text:p>
          </table:table-cell>
          <table:table-cell office:value-type="string">
            <text:p>日本将棋連盟「将棋の基礎知識」</text:p>
            <text:p>インドの「チャトランガ」に端を発する日本古来のボードゲーム将棋。まずは将棋の基礎知識やルールから学習を始めていこう。</text:p>
          </table:table-cell>
          <table:table-cell office:value-type="string">
            <text:p>将棋タウン「将棋幼稚園」将棋入門</text:p>
            <text:p>盤は縦９マス横９マス合計８１マスある。解説盤や書籍には上と右に数字が振られており、盤の位置を表す指標が使われている。</text:p>
          </table:table-cell>
          <table:table-cell office:value-type="string">
            <text:p>練習局面課題演習　tanuki-SDT5　Ｓ１１級　１周目　第１問</text:p>
            <text:p>０．０００１１％　－４０８５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9</text:p>
          </table:table-cell>
          <table:table-cell table:style-name="ce1" office:value-type="string">
            <text:p>101</text:p>
          </table:table-cell>
          <table:table-cell table:style-name="ce1" office:value-type="string">
            <text:p>公文・はじめてのおけいこ</text:p>
            <text:p>横に長い線を書く練習。長い線でもしっかり結べるように練習です。</text:p>
          </table:table-cell>
          <table:table-cell table:style-name="ce1" office:value-type="string">
            <text:p>日本将棋連盟「将棋の基礎知識」</text:p>
            <text:p>将棋は二人で行うゲーム</text:p>
          </table:table-cell>
          <table:table-cell table:style-name="ce1" office:value-type="string">
            <text:p>将棋タウン「将棋幼稚園」将棋入門</text:p>
            <text:p>符号で話す事により駒の動きが掴めるようになっている。</text:p>
          </table:table-cell>
          <table:table-cell table:style-name="ce1" office:value-type="string">
            <text:p>練習局面課題演習　tanuki-2018　Ｓ１１級　１周目　第１問</text:p>
            <text:p>０．０００１１％　－４０８５　５７級　たまご</text:p>
            <text:p>そういえば、演習消化項目１００項目超えました。全体を見ればほんの僅かですが頑張って順次消化していきます。戦いはまだ始まったばかり。頑張ろう。</text:p>
          </table:table-cell>
          <table:table-cell table:style-name="ce1" table:number-columns-repeated="17"/>
          <table:table-cell table:number-columns-repeated="1000"/>
        </table:table-row>
        <table:table-row table:style-name="ro3">
          <table:table-cell table:style-name="ce1"/>
          <table:table-cell table:style-name="ce1" office:value-type="string">
            <text:p>10</text:p>
          </table:table-cell>
          <table:table-cell table:style-name="ce1" office:value-type="string">
            <text:p>102</text:p>
          </table:table-cell>
          <table:table-cell table:style-name="ce1" office:value-type="string">
            <text:p>公文・はじめてのおけいこ</text:p>
            <text:p>縦にも横にも長い線が書けたので、今度は斜めの線に挑戦。左下方向に長い斜線を書いていきます。この運筆練習から徐々に文字の練習に移っていくわけですね。文字を読んだり書いたりして沢山の文章に触れて、豊富な知識を身に付けて、その知識を活かした思考力をどんどん付けていこう。</text:p>
          </table:table-cell>
          <table:table-cell table:style-name="ce1" office:value-type="string">
            <text:p>日本将棋連盟「将棋の基礎知識」</text:p>
            <text:p>将棋は盤駒を使って行う。</text:p>
          </table:table-cell>
          <table:table-cell table:style-name="ce1" office:value-type="string">
            <text:p>将棋タウン「将棋幼稚園」将棋入門</text:p>
            <text:p>最初の並べ方。こうやって並べてから振り駒をして先手後手を決めて、１手ずつ交互に指し手を進めていく。</text:p>
          </table:table-cell>
          <table:table-cell table:style-name="ce1" office:value-type="string">
            <text:p>練習局面課題演習　Qhapaq　Ｓ１１級　１周目　第１問</text:p>
            <text:p>０．０００１１％　－４０８５　５７級　たまご</text:p>
            <text:p>まだ入門編の中の入門編。将棋とはどういうものかを掘り下げていく段階です。テクニックを習得するのはまだまだ先になりますが、一つ一つしっかり勉強していこうと思います。</text:p>
          </table:table-cell>
          <table:table-cell table:style-name="ce1" table:number-columns-repeated="17"/>
          <table:table-cell table:number-columns-repeated="1000"/>
        </table:table-row>
        <table:table-row table:style-name="ro5">
          <table:table-cell table:style-name="ce1"/>
          <table:table-cell table:style-name="ce1" office:value-type="string">
            <text:p>11</text:p>
          </table:table-cell>
          <table:table-cell table:style-name="ce1" office:value-type="string">
            <text:p>103</text:p>
          </table:table-cell>
          <table:table-cell table:style-name="ce3" office:value-type="string">
            <text:p>公文・はじめてのおけいこ</text:p>
            <text:p>左下・右下に斜線を引く練習。線を書く練習が本格的になりました。</text:p>
          </table:table-cell>
          <table:table-cell table:style-name="ce1" office:value-type="string">
            <text:p>日本将棋連盟「将棋の基礎知識」</text:p>
            <text:p>二人で交互に指し進めていく。駒の持ち方。</text:p>
          </table:table-cell>
          <table:table-cell table:style-name="ce1" office:value-type="string">
            <text:p>将棋タウン「将棋幼稚園」将棋入門</text:p>
            <text:p>ここからは１枚１枚の駒の動きについてこのコンテンツでも見ていきます。</text:p>
          </table:table-cell>
          <table:table-cell table:style-name="ce1" office:value-type="string">
            <text:p>練習局面課題演習　読み太　Ｓ１１級　１周目　第１問</text:p>
            <text:p>０．０００１１％　－４０８４　５７級　たまご</text:p>
            <text:p>将棋タウンもオープニングコンテンツが終了し、本格的なルール説明に入っていきます。じっくり学んでいきます。</text:p>
          </table:table-cell>
          <table:table-cell table:style-name="ce1" table:number-columns-repeated="17"/>
          <table:table-cell table:number-columns-repeated="1000"/>
        </table:table-row>
        <table:table-row table:style-name="ro4">
          <table:table-cell table:style-name="ce1"/>
          <table:table-cell table:style-name="ce1" office:value-type="string">
            <text:p>12</text:p>
          </table:table-cell>
          <table:table-cell table:style-name="ce1" office:value-type="string">
            <text:p>104</text:p>
          </table:table-cell>
          <table:table-cell table:style-name="ce1" office:value-type="string">
            <text:p>公文・はじめてのおけいこ</text:p>
            <text:p>続いては「く」の字に折れながら線を引く練習。「折れ」の練習に入りました。</text:p>
          </table:table-cell>
          <table:table-cell table:style-name="ce1" office:value-type="string">
            <text:p>日本将棋連盟「将棋の基礎知識」</text:p>
            <text:p>本将棋の並べ方・符号</text:p>
          </table:table-cell>
          <table:table-cell table:style-name="ce1" office:value-type="string">
            <text:p>将棋タウン「将棋幼稚園」将棋入門</text:p>
            <text:p>駒の動かし方と玉の詰ませ方を覚えれば、将棋を指すことが出来る！！！？？？</text:p>
            <text:p>ということで、８種類の駒の動き方を覚えていきます。</text:p>
          </table:table-cell>
          <table:table-cell table:style-name="ce1" office:value-type="string">
            <text:p>練習局面課題演習　激指１４　指導対局　１１級　香川愛生　１周目　第１問</text:p>
            <text:p>０．０００１１％　－４０８４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13</text:p>
          </table:table-cell>
          <table:table-cell table:style-name="ce1" office:value-type="string">
            <text:p>105</text:p>
          </table:table-cell>
          <table:table-cell table:style-name="ce1" office:value-type="string">
            <text:p>公文・はじめてのおけいこ</text:p>
            <text:p>折れて別の方向に進む直線を書く練習。少しずつ色々書けるようになってきました。</text:p>
          </table:table-cell>
          <table:table-cell table:style-name="ce1" office:value-type="string">
            <text:p>日本将棋連盟「将棋の基礎知識」</text:p>
            <text:p>駒の動き方の基本原則。取る・成る・打つ。</text:p>
          </table:table-cell>
          <table:table-cell table:style-name="ce1" office:value-type="string">
            <text:p>将棋タウン「将棋幼稚園」将棋入門</text:p>
            <text:p>一つずつ前に進む「歩」は全ての駒の中で一番弱い駒。</text:p>
          </table:table-cell>
          <table:table-cell table:style-name="ce1" office:value-type="string">
            <text:p>練習局面課題演習　ＡＩ将棋２ＤＸ　レベル０　１周目　第１問</text:p>
            <text:p>０．０００１２％　－４０８４　５７級　たまご</text:p>
            <text:p>駒の動かし方講義２本目です。各書籍・サイトで様々な切り口で駒を解剖しているので隅々まで知識を蓄えて実戦で活かしていきたいです。</text:p>
          </table:table-cell>
          <table:table-cell table:style-name="ce1" table:number-columns-repeated="17"/>
          <table:table-cell table:number-columns-repeated="1000"/>
        </table:table-row>
        <table:table-row table:style-name="ro5" table:number-rows-repeated="2">
          <table:table-cell table:style-name="ce1" table:number-columns-repeated="24"/>
          <table:table-cell table:number-columns-repeated="1000"/>
        </table:table-row>
        <table:table-row table:style-name="ro5">
          <table:table-cell table:style-name="ce1" table:number-columns-repeated="2"/>
          <table:table-cell table:number-columns-repeated="5"/>
          <table:table-cell table:style-name="ce1" table:number-columns-repeated="17"/>
          <table:table-cell table:number-columns-repeated="1000"/>
        </table:table-row>
        <table:table-row table:style-name="ro5" table:number-rows-repeated="2">
          <table:table-cell table:style-name="ce1" table:number-columns-repeated="24"/>
          <table:table-cell table:number-columns-repeated="1000"/>
        </table:table-row>
        <table:table-row table:style-name="ro5">
          <table:table-cell table:style-name="ce1" table:number-columns-repeated="2"/>
          <table:table-cell/>
          <table:table-cell table:style-name="ce1" table:number-columns-repeated="21"/>
          <table:table-cell table:number-columns-repeated="1000"/>
        </table:table-row>
        <table:table-row table:style-name="ro5" table:number-rows-repeated="151">
          <table:table-cell table:style-name="ce1" table:number-columns-repeated="24"/>
          <table:table-cell table:number-columns-repeated="1000"/>
        </table:table-row>
        <table:table-row table:style-name="ro5" table:number-rows-repeated="1048403">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3-17">2022/03/17</text:date>, <text:time>00:17: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3DT33M8S</meta:editing-duration>
    <meta:editing-cycles>46</meta:editing-cycles>
    <meta:generator>OpenOffice/4.1.6$Win32 OpenOffice.org_project/416m1$Build-9790</meta:generator>
    <dc:date>2022-03-17T00:17:19.72</dc:date>
    <meta:document-statistic meta:table-count="1" meta:cell-count="84" meta:object-count="0"/>
    <meta:user-defined meta:name="Info 1"/>
    <meta:user-defined meta:name="Info 2"/>
    <meta:user-defined meta:name="Info 3"/>
    <meta:user-defined meta:name="Info 4"/>
  </office:meta>
</office:document-meta>
</file>